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fo:color="#000000"/>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fo:color="#000000"/>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4.00pt" fo:font-weight="bold" fo:font-family="Calibri" style:font-family-asian="Calibri" style:font-family-complex="Calibri" fo:background-color="transparent" fo:color="#000000"/>
    </style:style>
    <style:style style:name="T26" style:family="text">
      <style:text-properties fo:font-size="14.00pt" fo:font-weight="bold"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normal" fo:font-family="Calibri" style:font-family-asian="Calibri" style:font-family-complex="Calibri" fo:background-color="transparent" style:use-window-font-color="true"/>
    </style:style>
    <style:style style:name="T40" style:family="text">
      <style:text-properties fo:font-size="14.00pt" fo:font-weight="bold" fo:font-family="Calibri" style:font-family-asian="Calibri" style:font-family-complex="Calibri" fo:background-color="transparent" fo:color="#000000"/>
    </style:style>
    <style:style style:name="T41" style:family="text">
      <style:text-properties fo:font-size="14.00pt" fo:font-weight="bold"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fo:font-family="Calibri" style:font-family-asian="Calibri" style:font-family-complex="Calibri" fo:background-color="transparent" style:use-window-font-color="true"/>
    </style:style>
    <style:style style:name="T55" style:family="text">
      <style:text-properties fo:font-size="14.00pt" fo:font-weight="bold" fo:font-family="Calibri" style:font-family-asian="Calibri" style:font-family-complex="Calibri" fo:background-color="transparent" fo:color="#000000"/>
    </style:style>
    <style:style style:name="T56" style:family="text">
      <style:text-properties fo:font-size="14.00pt" fo:font-weight="normal" fo:font-family="Calibri" style:font-family-asian="Calibri" style:font-family-complex="Calibri"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Calibri" style:font-family-asian="Calibri" style:font-family-complex="Calibri"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Calibri" style:font-family-asian="Calibri" style:font-family-complex="Calibri"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fo:color="#000000"/>
    </style:style>
    <style:style style:name="T69" style:family="text">
      <style:text-properties fo:font-size="14.00pt" fo:font-weight="bold" fo:font-family="Calibri" style:font-family-asian="Calibri" style:font-family-complex="Calibri" fo:background-color="transparent" fo:color="#000000"/>
    </style:style>
    <style:style style:name="T70" style:family="text">
      <style:text-properties fo:font-size="14.00pt" fo:font-weight="normal" fo:font-family="Calibri" style:font-family-asian="Calibri" style:font-family-complex="Calibri"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Calibri" style:font-family-asian="Calibri" style:font-family-complex="Calibri"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normal" fo:font-family="Calibri" style:font-family-asian="Calibri" style:font-family-complex="Calibri"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Calibri" style:font-family-asian="Calibri" style:font-family-complex="Calibri"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normal" fo:font-family="Calibri" style:font-family-asian="Calibri" style:font-family-complex="Calibri" fo:background-color="transparent" fo:color="#00000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Calibri" style:font-family-asian="Calibri" style:font-family-complex="Calibri"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4.00pt" fo:font-weight="normal" fo:font-family="Calibri" style:font-family-asian="Calibri" style:font-family-complex="Calibri"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Calibri" style:font-family-asian="Calibri" style:font-family-complex="Calibri" fo:background-color="transparent" fo:color="#000000"/>
    </style:style>
    <style:style style:name="T85" style:family="text">
      <style:text-properties fo:font-size="14.00pt" fo:font-weight="bold" fo:font-family="Calibri" style:font-family-asian="Calibri" style:font-family-complex="Calibri" fo:background-color="transparent" fo:color="#000000"/>
    </style:style>
    <style:style style:name="T86" style:family="text">
      <style:text-properties fo:font-size="14.00pt" fo:font-weight="bold" fo:font-family="Calibri" style:font-family-asian="Calibri" style:font-family-complex="Calibri" fo:background-color="transparent" fo:color="#000000"/>
    </style:style>
    <style:style style:name="T87" style:family="text">
      <style:text-properties fo:font-size="14.00pt" fo:font-weight="bold" fo:font-family="Calibri" style:font-family-asian="Calibri" style:font-family-complex="Calibri" fo:background-color="transparent" fo:color="#000000"/>
    </style:style>
    <style:style style:name="T88" style:family="text">
      <style:text-properties fo:font-size="14.00pt" fo:font-weight="bold" fo:font-family="Calibri" style:font-family-asian="Calibri" style:font-family-complex="Calibri" fo:background-color="transparent" fo:color="#000000"/>
    </style:style>
    <style:style style:name="T89" style:family="text">
      <style:text-properties fo:font-size="14.00pt" fo:font-weight="bold" fo:font-family="Calibri" style:font-family-asian="Calibri" style:font-family-complex="Calibri" fo:background-color="transparent" fo:color="#000000"/>
    </style:style>
    <style:style style:name="T90" style:family="text">
      <style:text-properties fo:font-size="14.00pt" fo:font-weight="bold" fo:font-family="Calibri" style:font-family-asian="Calibri" style:font-family-complex="Calibri" fo:background-color="transparent" fo:color="#000000"/>
    </style:style>
    <style:style style:name="T91" style:family="text">
      <style:text-properties fo:font-size="14.00pt" fo:font-weight="normal" fo:font-family="Calibri" style:font-family-asian="Calibri" style:font-family-complex="Calibri" fo:background-color="transparent" fo:color="#0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4.00pt" fo:font-weight="normal" fo:font-family="Calibri" style:font-family-asian="Calibri" style:font-family-complex="Calibri"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normal" fo:font-family="Calibri" style:font-family-asian="Calibri" style:font-family-complex="Calibri"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normal" fo:font-family="Calibri" style:font-family-asian="Calibri" style:font-family-complex="Calibri"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normal" fo:font-family="Calibri" style:font-family-asian="Calibri" style:font-family-complex="Calibri"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4.00pt" fo:font-weight="normal" fo:font-family="Calibri" style:font-family-asian="Calibri" style:font-family-complex="Calibri"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4.00pt" fo:font-weight="normal" fo:font-family="Calibri" style:font-family-asian="Calibri" style:font-family-complex="Calibri"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4.00pt" fo:font-weight="normal" fo:font-family="Calibri" style:font-family-asian="Calibri" style:font-family-complex="Calibri" fo:background-color="transparent" fo:color="#000000"/>
    </style:style>
    <style:style style:name="T106" style:family="text">
      <style:text-properties fo:font-size="14.00pt" fo:font-weight="bold" fo:font-family="Calibri" style:font-family-asian="Calibri" style:font-family-complex="Calibri" fo:background-color="transparent" fo:color="#000000"/>
    </style:style>
    <style:style style:name="T107" style:family="text">
      <style:text-properties fo:font-size="14.00pt" fo:font-weight="normal" fo:font-family="Calibri" style:font-family-asian="Calibri" style:font-family-complex="Calibri"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4.00pt" fo:font-weight="normal" fo:font-family="Calibri" style:font-family-asian="Calibri" style:font-family-complex="Calibri"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4.00pt" fo:font-weight="normal" fo:font-family="Calibri" style:font-family-asian="Calibri" style:font-family-complex="Calibri"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normal" fo:font-family="Calibri" style:font-family-asian="Calibri" style:font-family-complex="Calibri" fo:background-color="transparent" fo:color="#000000"/>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4.00pt" fo:font-weight="normal" fo:font-family="Calibri" style:font-family-asian="Calibri" style:font-family-complex="Calibri" fo:background-color="transparent" fo:color="#00000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4.00pt" fo:font-weight="normal" fo:font-family="Calibri" style:font-family-asian="Calibri" style:font-family-complex="Calibri" fo:background-color="transparent" fo:color="#000000"/>
    </style:style>
    <style:style style:name="T118" style:family="text">
      <style:text-properties fo:font-size="14.00pt" fo:font-weight="bold" fo:font-family="Calibri" style:font-family-asian="Calibri" style:font-family-complex="Calibri" fo:background-color="transparent" fo:color="#000000"/>
    </style:style>
    <style:style style:name="T119" style:family="text">
      <style:text-properties fo:font-size="14.00pt" fo:font-weight="normal" fo:font-family="Calibri" style:font-family-asian="Calibri" style:font-family-complex="Calibri"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4.00pt" fo:font-weight="normal" fo:font-family="Calibri" style:font-family-asian="Calibri" style:font-family-complex="Calibri" fo:background-color="transparent" fo:color="#000000"/>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4.00pt" fo:font-weight="normal" fo:font-family="Calibri" style:font-family-asian="Calibri" style:font-family-complex="Calibri"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Calibri" style:font-family-asian="Calibri" style:font-family-complex="Calibri"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4.00pt" fo:font-weight="normal" fo:font-family="Calibri" style:font-family-asian="Calibri" style:font-family-complex="Calibri" fo:background-color="transparent"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4.00pt" fo:font-weight="normal" fo:font-family="Calibri" style:font-family-asian="Calibri" style:font-family-complex="Calibri"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4.00pt" fo:font-weight="normal" fo:font-family="Calibri" style:font-family-asian="Calibri" style:font-family-complex="Calibri" fo:background-color="transparent" fo:color="#000000"/>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4.00pt" fo:font-weight="normal" fo:font-family="Calibri" style:font-family-asian="Calibri" style:font-family-complex="Calibri" fo:background-color="transparent" fo:color="#00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4.00pt" fo:font-weight="normal" fo:font-family="Calibri" style:font-family-asian="Calibri" style:font-family-complex="Calibri" fo:background-color="transparent" fo:color="#0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4.00pt" fo:font-weight="normal" fo:font-family="Calibri" style:font-family-asian="Calibri" style:font-family-complex="Calibri" fo:background-color="transparent" fo:color="#000000"/>
    </style:style>
    <style:style style:name="T138" style:family="text">
      <style:text-properties fo:font-size="14.00pt" fo:font-weight="bold" fo:font-family="Calibri" style:font-family-asian="Calibri" style:font-family-complex="Calibri" fo:background-color="transparent" fo:color="#000000"/>
    </style:style>
    <style:style style:name="T139" style:family="text">
      <style:text-properties fo:font-size="14.00pt" fo:font-weight="normal" fo:font-family="Calibri" style:font-family-asian="Calibri" style:font-family-complex="Calibri" fo:background-color="transparent" fo:color="#000000"/>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4.00pt" fo:font-weight="normal" fo:font-family="Calibri" style:font-family-asian="Calibri" style:font-family-complex="Calibri" fo:background-color="transparent" fo:color="#000000"/>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4.00pt" fo:font-weight="normal" fo:font-family="Calibri" style:font-family-asian="Calibri" style:font-family-complex="Calibri" fo:background-color="transparent" fo:color="#000000"/>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4.00pt" fo:font-weight="normal" fo:font-family="Calibri" style:font-family-asian="Calibri" style:font-family-complex="Calibri" fo:background-color="transparent" fo:color="#000000"/>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4.00pt" fo:font-weight="normal"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4.00pt" fo:font-weight="normal" fo:font-family="Calibri" style:font-family-asian="Calibri" style:font-family-complex="Calibri" fo:background-color="transparent" fo:color="#000000"/>
    </style:style>
    <style:style style:name="T150" style:family="text">
      <style:text-properties fo:font-size="14.00pt" fo:font-weight="bold" fo:font-family="Calibri" style:font-family-asian="Calibri" style:font-family-complex="Calibri" fo:background-color="transparent" fo:color="#000000"/>
    </style:style>
    <style:style style:name="T151" style:family="text">
      <style:text-properties fo:font-size="14.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normal"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4.00pt" fo:font-weight="normal" fo:font-family="Calibri" style:font-family-asian="Calibri" style:font-family-complex="Calibri" fo:background-color="transparent" fo:color="#000000"/>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4.00pt" fo:font-weight="normal"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4.00pt" fo:font-weight="normal" fo:font-family="Calibri" style:font-family-asian="Calibri" style:font-family-complex="Calibri" fo:background-color="transparent" fo:color="#000000"/>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4.00pt" fo:font-weight="normal" fo:font-family="Calibri" style:font-family-asian="Calibri" style:font-family-complex="Calibri" fo:background-color="transparent" fo:color="#000000"/>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4.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4.00pt" fo:font-weight="normal"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4.00pt" fo:font-weight="normal" fo:font-family="Calibri" style:font-family-asian="Calibri" style:font-family-complex="Calibri" fo:background-color="transparent" fo:color="#000000"/>
    </style:style>
    <style:style style:name="T170" style:family="text">
      <style:text-properties fo:font-size="14.00pt" fo:font-weight="bold" fo:font-family="Calibri" style:font-family-asian="Calibri" style:font-family-complex="Calibri" fo:background-color="transparent" fo:color="#000000"/>
    </style:style>
    <style:style style:name="T171" style:family="text">
      <style:text-properties fo:font-size="14.00pt" fo:font-weight="normal"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4.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4.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4.00pt" fo:font-weight="normal" fo:font-family="Calibri" style:font-family-asian="Calibri" style:font-family-complex="Calibri" fo:background-color="transparent" fo:color="#000000"/>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4.00pt" fo:font-weight="normal" fo:font-family="Calibri" style:font-family-asian="Calibri" style:font-family-complex="Calibri" fo:background-color="transparent" fo:color="#000000"/>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normal" fo:font-family="Calibri" style:font-family-asian="Calibri" style:font-family-complex="Calibri" fo:background-color="transparent" fo:color="#000000"/>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4.00pt" fo:font-weight="normal" fo:font-family="Calibri" style:font-family-asian="Calibri" style:font-family-complex="Calibri"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4.00pt" fo:font-weight="normal" fo:font-family="Calibri" style:font-family-asian="Calibri" style:font-family-complex="Calibri"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4.00pt" fo:font-weight="normal" fo:font-family="Calibri" style:font-family-asian="Calibri" style:font-family-complex="Calibri" fo:background-color="transparent" fo:color="#00000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4.00pt" fo:font-weight="normal" fo:font-family="Calibri" style:font-family-asian="Calibri" style:font-family-complex="Calibri" fo:background-color="transparent" fo:color="#000000"/>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4.00pt" fo:font-weight="normal" fo:font-family="Calibri" style:font-family-asian="Calibri" style:font-family-complex="Calibri"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normal" fo:font-family="Calibri" style:font-family-asian="Calibri" style:font-family-complex="Calibri" fo:background-color="transparent" fo:color="#000000"/>
    </style:style>
    <style:style style:name="T196" style:family="text">
      <style:text-properties fo:font-size="14.00pt" fo:font-weight="bold" fo:font-family="Calibri" style:font-family-asian="Calibri" style:font-family-complex="Calibri" fo:background-color="transparent" fo:color="#000000"/>
    </style:style>
    <style:style style:name="T197" style:family="text">
      <style:text-properties fo:font-size="14.00pt" fo:font-weight="normal" fo:font-family="Calibri" style:font-family-asian="Calibri" style:font-family-complex="Calibri" fo:background-color="transparent" fo:color="#000000"/>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4.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4.00pt" fo:font-weight="normal" fo:font-family="Calibri" style:font-family-asian="Calibri" style:font-family-complex="Calibri" fo:background-color="transparent" fo:color="#00000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4.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4.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4.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normal"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4.00pt" fo:font-weight="normal" fo:font-family="Calibri" style:font-family-asian="Calibri" style:font-family-complex="Calibri"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normal" fo:font-family="Calibri" style:font-family-asian="Calibri" style:font-family-complex="Calibri" fo:background-color="transparent" fo:color="#000000"/>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4.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4.00pt" fo:font-weight="normal"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4.00pt" fo:font-weight="normal" fo:font-family="Calibri" style:font-family-asian="Calibri" style:font-family-complex="Calibri"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normal" fo:font-family="Calibri" style:font-family-asian="Calibri" style:font-family-complex="Calibri" fo:background-color="transparent" fo:color="#000000"/>
    </style:style>
    <style:style style:name="T222" style:family="text">
      <style:text-properties fo:font-size="14.00pt" fo:font-weight="bold" fo:font-family="Calibri" style:font-family-asian="Calibri" style:font-family-complex="Calibri" fo:background-color="transparent" fo:color="#000000"/>
    </style:style>
    <style:style style:name="T223" style:family="text">
      <style:text-properties fo:font-size="14.00pt" fo:font-weight="normal"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4.00pt" fo:font-weight="normal" fo:font-family="Calibri" style:font-family-asian="Calibri" style:font-family-complex="Calibri"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4.00pt" fo:font-weight="normal"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normal" fo:font-family="Calibri" style:font-family-asian="Calibri" style:font-family-complex="Calibri" fo:background-color="transparent" fo:color="#000000"/>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4.00pt" fo:font-weight="normal" fo:font-family="Calibri" style:font-family-asian="Calibri" style:font-family-complex="Calibri" fo:background-color="transparent" fo:color="#000000"/>
    </style:style>
    <style:style style:name="T234" style:family="text">
      <style:text-properties fo:font-size="14.00pt" fo:font-weight="bold" fo:font-family="Calibri" style:font-family-asian="Calibri" style:font-family-complex="Calibri" fo:background-color="transparent" fo:color="#000000"/>
    </style:style>
    <style:style style:name="T235" style:family="text">
      <style:text-properties fo:font-size="14.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4.00pt" fo:font-weight="normal"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normal" fo:font-family="Calibri" style:font-family-asian="Calibri" style:font-family-complex="Calibri" fo:background-color="transparent" fo:color="#00000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4.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4.00pt" fo:font-weight="normal"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normal" fo:font-family="Calibri" style:font-family-asian="Calibri" style:font-family-complex="Calibri" fo:background-color="transparent" fo:color="#000000"/>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4.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normal"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normal" fo:font-family="Calibri" style:font-family-asian="Calibri" style:font-family-complex="Calibri" fo:background-color="transparent" fo:color="#000000"/>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4.00pt" fo:font-weight="normal" fo:font-family="Calibri" style:font-family-asian="Calibri" style:font-family-complex="Calibri" fo:background-color="transparent" fo:color="#000000"/>
    </style:style>
    <style:style style:name="P1" style:family="paragraph">
      <style:paragraph-properties fo:line-height="115.00%" fo:text-align="left" fo:margin-bottom="7.00pt"/>
    </style:style>
    <style:style style:name="P2" style:family="paragraph">
      <style:paragraph-properties fo:line-height="115.00%" fo:text-align="left" fo:margin-bottom="10.00pt"/>
    </style:style>
    <style:style style:name="P3" style:family="paragraph">
      <style:paragraph-properties fo:line-height="115.00%" fo:text-align="left" fo:margin-bottom="7.00pt"/>
    </style:style>
    <style:style style:name="P4" style:family="paragraph">
      <style:paragraph-properties fo:line-height="115.00%" fo:text-align="left" fo:margin-bottom="10.00pt"/>
    </style:style>
    <style:style style:name="P5" style:family="paragraph">
      <style:paragraph-properties fo:line-height="115.00%" fo:text-align="left" fo:margin-bottom="7.00pt"/>
    </style:style>
    <style:style style:name="P6" style:family="paragraph">
      <style:paragraph-properties fo:line-height="115.00%" fo:text-align="left" fo:margin-bottom="10.00pt"/>
    </style:style>
  </office:automatic-styles>
  <office:body>
    <office:text>
      <text:p text:style-name="P1"><text:span text:style-name="T1"/></text:p>
      <text:p text:style-name="P1"><text:span text:style-name="T1">Q-1) What is File function in python? What is keywords to create and write file ?</text:span></text:p>
      <text:p text:style-name="P2"><text:span text:style-name="T2">=&gt;<text:s/></text:span><text:span text:style-name="T3">File function is used in Python to do file handling. To create a file in Python, you can use the open() function with the 'a' mode such as file = open('myfile. txt', 'a') . This function opens a file for writing, creating the file if it does not exist. In this example, we're using the open() function to create a file named 'myfile.</text:span></text:p>
      <text:p text:style-name="P3"><text:span text:style-name="T4">Q-2) Explain Exception handling? What is an Error in Python? </text:span></text:p>
      <text:p text:style-name="P4"><text:span text:style-name="T5">=&gt;</text:span><text:span text:style-name="T6">Exception handling is a mechanism in Python that allows you to deal with errors that occur during the execution of a program in a controlled manner. Errors, also known as exceptions, are events that disrupt the normal flow of a program's execution. They can occur due to various reasons, such as incorrect user input, file not found, division by zero, etc.</text:span></text:p>
      <text:p text:style-name="P4"><text:span text:style-name="T7"/></text:p>
      <text:p text:style-name="P4"><text:span text:style-name="T8">Python provides a way to handle these exceptions using the try, except, else, and finally blocks. Here's a brief explanation of each:</text:span></text:p>
      <text:p text:style-name="P4"><text:span text:style-name="T9"/></text:p>
      <text:p text:style-name="P4"><text:span text:style-name="T10">try block: This block contains the code that you want to execute. It's the part of the code where you anticipate that an exception might occur.</text:span></text:p>
      <text:p text:style-name="P4"><text:span text:style-name="T11"/></text:p>
      <text:p text:style-name="P4"><text:span text:style-name="T12">except block: If an exception occurs inside the try block, the execution of the try block is interrupted, and control is transferred to the except block. The except block specifies the type of exception it can handle. You can have multiple except blocks to handle different types of exceptions.</text:span></text:p>
      <text:p text:style-name="P4"><text:span text:style-name="T13"/></text:p>
      <text:p text:style-name="P4"><text:span text:style-name="T14">else block: This block is optional and is executed only if no exceptions occur in the try block. It's usually used to handle code that should run only if no exceptions were raised.</text:span></text:p>
      <text:p text:style-name="P4"><text:span text:style-name="T15"/></text:p>
      <text:p text:style-name="P4"><text:span text:style-name="T16">finally block: This block is optional and is always executed, regardless of whether an exception occurred or not. It's typically used to perform cleanup actions, such as closing files or releasing resources.</text:span></text:p>
      <text:p text:style-name="P4"><text:span text:style-name="T17"/></text:p>
      <text:p text:style-name="P4"><text:span text:style-name="T18">Here's a simple example of exception handling in Python:</text:span></text:p>
      <text:p text:style-name="P4"><text:span text:style-name="T19">Example:</text:span></text:p>
      <text:p text:style-name="P4"><text:span text:style-name="T20">try:</text:span></text:p>
      <text:p text:style-name="P4"><text:span text:style-name="T20"><text:s text:c="4"/>x = 10 / 0<text:s text:c="2"/># This will raise a ZeroDivisionError</text:span></text:p>
      <text:p text:style-name="P4"><text:span text:style-name="T20">except ZeroDivisionError:</text:span></text:p>
      <text:p text:style-name="P4"><text:span text:style-name="T20"><text:s text:c="4"/>print("Error: Division by zero!")</text:span></text:p>
      <text:p text:style-name="P4"><text:span text:style-name="T20">else:</text:span></text:p>
      <text:p text:style-name="P4"><text:span text:style-name="T20"><text:s text:c="4"/>print("Division successful!")</text:span></text:p>
      <text:p text:style-name="P4"><text:span text:style-name="T20">finally:</text:span></text:p>
      <text:p text:style-name="P4"><text:span text:style-name="T20"><text:s text:c="4"/>print("Finally block executed!")</text:span></text:p>
      <text:p text:style-name="P4"><text:span text:style-name="T20">In this example, a try block attempts to perform a division operation that might raise a ZeroDivisionError. If such an error occurs, the control is transferred to the except block, which prints an error message. The else block is not executed in this case. Finally, the finally block is executed regardless of whether an exception occurred or not.</text:span></text:p>
      <text:p text:style-name="P4"><text:span text:style-name="T21"/></text:p>
      <text:p text:style-name="P4"><text:span text:style-name="T22">An error in Python refers to any unexpected condition that occurs during the execution of a program, causing it to terminate abnormally. Errors can be of various types, including syntax errors, runtime errors, and logical errors.</text:span></text:p>
      <text:p text:style-name="P4"><text:span text:style-name="T23"/></text:p>
      <text:p text:style-name="P4"><text:span text:style-name="T24">Syntax Error: These errors occur when the Python interpreter encounters an incorrect syntax in the code. For example, missing parentheses or quotation marks.</text:span></text:p>
      <text:p text:style-name="P4"><text:span text:style-name="T24">Runtime Error: Also known as exceptions, these errors occur during the execution of a program. They can be caused by various reasons such as division by zero, accessing an index out of range, etc.</text:span></text:p>
      <text:p text:style-name="P4"><text:span text:style-name="T24">Logical Error: These errors occur when the program runs successfully but produces incorrect results due to flawed logic in the code.</text:span></text:p>
      <text:p text:style-name="P4"><text:span text:style-name="T24">Python's exception handling mechanism allows you to handle runtime errors gracefully, making your code more robust and resilient.</text:span></text:p>
      <text:p text:style-name="P5"><text:span text:style-name="T25">Q-3) How many except statements can a try-except block have? Name Some built-in exception classes: </text:span></text:p>
      <text:p text:style-name="P6"><text:span text:style-name="T26">=&gt;<text:s/></text:span><text:span text:style-name="T27">A `try-except` block in Python can have multiple `except` statements to handle different types of exceptions. There is no hard limit on the number of `except` statements you can have in a single `try-except` block. You can handle as many different types of exceptions as necessary.</text:span></text:p>
      <text:p text:style-name="P6"><text:span text:style-name="T28"/></text:p>
      <text:p text:style-name="P6"><text:span text:style-name="T29">Here's an example of a `try-except` block with multiple `except` statements:</text:span></text:p>
      <text:p text:style-name="P6"><text:span text:style-name="T30"/></text:p>
      <text:p text:style-name="P6"><text:span text:style-name="T31">```python</text:span></text:p>
      <text:p text:style-name="P6"><text:span text:style-name="T31">try:</text:span></text:p>
      <text:p text:style-name="P6"><text:span text:style-name="T31"><text:s text:c="4"/># Some code that may raise exceptions</text:span></text:p>
      <text:p text:style-name="P6"><text:span text:style-name="T31"><text:s text:c="4"/>x = 10 / 0<text:s text:c="2"/># This will raise a ZeroDivisionError</text:span></text:p>
      <text:p text:style-name="P6"><text:span text:style-name="T31"><text:s text:c="4"/>y = int("abc")<text:s text:c="2"/># This will raise a ValueError</text:span></text:p>
      <text:p text:style-name="P6"><text:span text:style-name="T31">except ZeroDivisionError:</text:span></text:p>
      <text:p text:style-name="P6"><text:span text:style-name="T31"><text:s text:c="4"/>print("Error: Division by zero!")</text:span></text:p>
      <text:p text:style-name="P6"><text:span text:style-name="T31">except ValueError:</text:span></text:p>
      <text:p text:style-name="P6"><text:span text:style-name="T31"><text:s text:c="4"/>print("Error: Invalid conversion!")</text:span></text:p>
      <text:p text:style-name="P6"><text:span text:style-name="T31">```</text:span></text:p>
      <text:p text:style-name="P6"><text:span text:style-name="T32"/></text:p>
      <text:p text:style-name="P6"><text:span text:style-name="T33">In this example, the `try` block contains code that may raise either a `ZeroDivisionError` or a `ValueError`. The `except` statements handle each of these exceptions separately.</text:span></text:p>
      <text:p text:style-name="P6"><text:span text:style-name="T34"/></text:p>
      <text:p text:style-name="P6"><text:span text:style-name="T35">Here are some built-in exception classes in Python:</text:span></text:p>
      <text:p text:style-name="P6"><text:span text:style-name="T36"/></text:p>
      <text:p text:style-name="P6"><text:span text:style-name="T37">1. `ZeroDivisionError`: Raised when division or modulo operation is performed with zero as the divisor.</text:span></text:p>
      <text:p text:style-name="P6"><text:span text:style-name="T37">2. `ValueError`: Raised when a built-in operation or function receives an argument with the right type but an inappropriate value.</text:span></text:p>
      <text:p text:style-name="P6"><text:span text:style-name="T37">3. `TypeError`: Raised when an operation or function is applied to an object of an inappropriate type.</text:span></text:p>
      <text:p text:style-name="P6"><text:span text:style-name="T37">4. `FileNotFoundError`: Raised when a file or directory is requested but cannot be found.</text:span></text:p>
      <text:p text:style-name="P6"><text:span text:style-name="T37">5. `IndexError`: Raised when a sequence subscript is out of range.</text:span></text:p>
      <text:p text:style-name="P6"><text:span text:style-name="T37">6. `KeyError`: Raised when a dictionary key is not found.</text:span></text:p>
      <text:p text:style-name="P6"><text:span text:style-name="T37">7. `NameError`: Raised when a local or global name is not found.</text:span></text:p>
      <text:p text:style-name="P6"><text:span text:style-name="T37">8. `SyntaxError`: Raised when the syntax of the code is incorrect.</text:span></text:p>
      <text:p text:style-name="P6"><text:span text:style-name="T37">9. `IndentationError`: Raised when the indentation of a code block is incorrect.</text:span></text:p>
      <text:p text:style-name="P6"><text:span text:style-name="T37">10. `OverflowError`: Raised when the result of an arithmetic operation is too large to be represented.</text:span></text:p>
      <text:p text:style-name="P6"><text:span text:style-name="T38"/></text:p>
      <text:p text:style-name="P6"><text:span text:style-name="T39">These are just a few examples of built-in exception classes in Python. There are many more available in the Python standard library, each serving a specific purpose.</text:span></text:p>
      <text:p text:style-name="P6"><text:span text:style-name="T40">Q-4) When will the else part of try-except-else be executed? </text:span></text:p>
      <text:p text:style-name="P6"><text:span text:style-name="T41">=&gt;<text:s/></text:span><text:span text:style-name="T42"><text:s/>The `else` part of a `try-except-else` block in Python is executed only if no exceptions occur in the `try` block. If any exception occurs, the control will be transferred to the corresponding `except` block, and the `else` block will be skipped.</text:span></text:p>
      <text:p text:style-name="P6"><text:span text:style-name="T43"/></text:p>
      <text:p text:style-name="P6"><text:span text:style-name="T44">Here's the syntax of a `try-except-else` block:</text:span></text:p>
      <text:p text:style-name="P6"><text:span text:style-name="T45"/></text:p>
      <text:p text:style-name="P6"><text:span text:style-name="T46">```python</text:span></text:p>
      <text:p text:style-name="P6"><text:span text:style-name="T46">try:</text:span></text:p>
      <text:p text:style-name="P6"><text:span text:style-name="T46"><text:s text:c="4"/># Code that may raise exceptions</text:span></text:p>
      <text:p text:style-name="P6"><text:span text:style-name="T46">except SomeException:</text:span></text:p>
      <text:p text:style-name="P6"><text:span text:style-name="T46"><text:s text:c="4"/># Handling code for SomeException</text:span></text:p>
      <text:p text:style-name="P6"><text:span text:style-name="T46">else:</text:span></text:p>
      <text:p text:style-name="P6"><text:span text:style-name="T46"><text:s text:c="4"/># Code that will be executed if no exceptions occur</text:span></text:p>
      <text:p text:style-name="P6"><text:span text:style-name="T46">```</text:span></text:p>
      <text:p text:style-name="P6"><text:span text:style-name="T47"/></text:p>
      <text:p text:style-name="P6"><text:span text:style-name="T48">The `else` block is optional. It's typically used to contain code that should only run if the `try` block runs successfully, without raising any exceptions. This is useful for separating the code that may raise exceptions from the code that should only execute if no exceptions occur.</text:span></text:p>
      <text:p text:style-name="P6"><text:span text:style-name="T49"/></text:p>
      <text:p text:style-name="P6"><text:span text:style-name="T50">Here's an example to illustrate when the `else` part of a `try-except-else` block will be executed:</text:span></text:p>
      <text:p text:style-name="P6"><text:span text:style-name="T51"/></text:p>
      <text:p text:style-name="P6"><text:span text:style-name="T52">```python</text:span></text:p>
      <text:p text:style-name="P6"><text:span text:style-name="T52">try:</text:span></text:p>
      <text:p text:style-name="P6"><text:span text:style-name="T52"><text:s text:c="4"/>x = 10 / 2<text:s text:c="2"/># This will not raise any exception</text:span></text:p>
      <text:p text:style-name="P6"><text:span text:style-name="T52">except ZeroDivisionError:</text:span></text:p>
      <text:p text:style-name="P6"><text:span text:style-name="T52"><text:s text:c="4"/>print("Error: Division by zero!")</text:span></text:p>
      <text:p text:style-name="P6"><text:span text:style-name="T52">else:</text:span></text:p>
      <text:p text:style-name="P6"><text:span text:style-name="T52"><text:s text:c="4"/>print("No exceptions occurred. The result is:", x)</text:span></text:p>
      <text:p text:style-name="P6"><text:span text:style-name="T52">```</text:span></text:p>
      <text:p text:style-name="P6"><text:span text:style-name="T53"/></text:p>
      <text:p text:style-name="P6"><text:span text:style-name="T54">In this example, the division operation inside the `try` block will not raise a `ZeroDivisionError`, so the control will not be transferred to the `except` block. Therefore, the `else` block will be executed, and it will print the result of the division operation.</text:span></text:p>
      <text:p text:style-name="P6"><text:span text:style-name="T55">Q-5) Can one block of except statements handle multiple exception? </text:span></text:p>
      <text:p text:style-name="P6"><text:span text:style-name="T55">=&gt;<text:s/></text:span><text:span text:style-name="T56">Yes, one block of `except` statements in Python can handle multiple exceptions. You can specify multiple exception types within a single `except` block by enclosing them in parentheses and separating them with commas. This allows you to handle different types of exceptions using the same block of code.</text:span></text:p>
      <text:p text:style-name="P6"><text:span text:style-name="T57"/></text:p>
      <text:p text:style-name="P6"><text:span text:style-name="T58">Here's the syntax for handling multiple exceptions in a single `except` block:</text:span></text:p>
      <text:p text:style-name="P6"><text:span text:style-name="T59"/></text:p>
      <text:p text:style-name="P6"><text:span text:style-name="T60">```python</text:span></text:p>
      <text:p text:style-name="P6"><text:span text:style-name="T60">try:</text:span></text:p>
      <text:p text:style-name="P6"><text:span text:style-name="T60"><text:s text:c="4"/># Code that may raise exceptions</text:span></text:p>
      <text:p text:style-name="P6"><text:span text:style-name="T60">except (ExceptionType1, ExceptionType2, ...):</text:span></text:p>
      <text:p text:style-name="P6"><text:span text:style-name="T60"><text:s text:c="4"/># Handling code for ExceptionType1 or ExceptionType2, etc.</text:span></text:p>
      <text:p text:style-name="P6"><text:span text:style-name="T60">```</text:span></text:p>
      <text:p text:style-name="P6"><text:span text:style-name="T61"/></text:p>
      <text:p text:style-name="P6"><text:span text:style-name="T62">You can specify as many exception types as necessary within the parentheses.</text:span></text:p>
      <text:p text:style-name="P6"><text:span text:style-name="T63"/></text:p>
      <text:p text:style-name="P6"><text:span text:style-name="T64">Here's an example demonstrating the use of a single `except` block to handle multiple exceptions:</text:span></text:p>
      <text:p text:style-name="P6"><text:span text:style-name="T65"/></text:p>
      <text:p text:style-name="P6"><text:span text:style-name="T66">```python</text:span></text:p>
      <text:p text:style-name="P6"><text:span text:style-name="T66">try:</text:span></text:p>
      <text:p text:style-name="P6"><text:span text:style-name="T66"><text:s text:c="4"/>x = 10 / 0<text:s text:c="2"/># This will raise a ZeroDivisionError</text:span></text:p>
      <text:p text:style-name="P6"><text:span text:style-name="T66">except (ZeroDivisionError, TypeError):</text:span></text:p>
      <text:p text:style-name="P6"><text:span text:style-name="T66"><text:s text:c="4"/>print("Error: Division by zero or type mismatch occurred!")</text:span></text:p>
      <text:p text:style-name="P6"><text:span text:style-name="T66">```</text:span></text:p>
      <text:p text:style-name="P6"><text:span text:style-name="T67"/></text:p>
      <text:p text:style-name="P6"><text:span text:style-name="T68">In this example, the `except` block will catch either a `ZeroDivisionError` or a `TypeError`. If either of these exceptions occurs inside the `try` block, the corresponding handling code within the `except` block will be executed.</text:span><text:span text:style-name="T69"><text:s/></text:span></text:p>
      <text:p text:style-name="P6"><text:span text:style-name="T69">Q-6) When is the finally block executed?<text:s text:c="2"/></text:span></text:p>
      <text:p text:style-name="P6"><text:span text:style-name="T69">=&gt;<text:s/></text:span><text:span text:style-name="T70">The `finally` block in Python is always executed, regardless of whether an exception occurs or not. It provides a way to ensure that certain cleanup actions are performed, such as closing files or releasing resources, regardless of the outcome of the `try` block.</text:span></text:p>
      <text:p text:style-name="P6"><text:span text:style-name="T71"/></text:p>
      <text:p text:style-name="P6"><text:span text:style-name="T72">Here's the syntax of a `try-except-finally` block in Python:</text:span></text:p>
      <text:p text:style-name="P6"><text:span text:style-name="T73"/></text:p>
      <text:p text:style-name="P6"><text:span text:style-name="T74">```python</text:span></text:p>
      <text:p text:style-name="P6"><text:span text:style-name="T74">try:</text:span></text:p>
      <text:p text:style-name="P6"><text:span text:style-name="T74"><text:s text:c="4"/># Code that may raise exceptions</text:span></text:p>
      <text:p text:style-name="P6"><text:span text:style-name="T74">except SomeException:</text:span></text:p>
      <text:p text:style-name="P6"><text:span text:style-name="T74"><text:s text:c="4"/># Handling code for SomeException</text:span></text:p>
      <text:p text:style-name="P6"><text:span text:style-name="T74">finally:</text:span></text:p>
      <text:p text:style-name="P6"><text:span text:style-name="T74"><text:s text:c="4"/># Code that will always be executed, regardless of whether an exception occurs or not</text:span></text:p>
      <text:p text:style-name="P6"><text:span text:style-name="T74">```</text:span></text:p>
      <text:p text:style-name="P6"><text:span text:style-name="T75"/></text:p>
      <text:p text:style-name="P6"><text:span text:style-name="T76">The `finally` block is optional, but when present, it's guaranteed to execute, even if an exception is raised and caught in the `except` block or if no exceptions occur in the `try` block.</text:span></text:p>
      <text:p text:style-name="P6"><text:span text:style-name="T77"/></text:p>
      <text:p text:style-name="P6"><text:span text:style-name="T78">Here's an example to illustrate when the `finally` block is executed:</text:span></text:p>
      <text:p text:style-name="P6"><text:span text:style-name="T79"/></text:p>
      <text:p text:style-name="P6"><text:span text:style-name="T80">```python</text:span></text:p>
      <text:p text:style-name="P6"><text:span text:style-name="T80">try:</text:span></text:p>
      <text:p text:style-name="P6"><text:span text:style-name="T80"><text:s text:c="4"/>x = 10 / 2<text:s text:c="2"/># This will not raise any exception</text:span></text:p>
      <text:p text:style-name="P6"><text:span text:style-name="T80">except ZeroDivisionError:</text:span></text:p>
      <text:p text:style-name="P6"><text:span text:style-name="T80"><text:s text:c="4"/>print("Error: Division by zero!")</text:span></text:p>
      <text:p text:style-name="P6"><text:span text:style-name="T80">finally:</text:span></text:p>
      <text:p text:style-name="P6"><text:span text:style-name="T80"><text:s text:c="4"/>print("Finally block executed!")</text:span></text:p>
      <text:p text:style-name="P6"><text:span text:style-name="T80">```</text:span></text:p>
      <text:p text:style-name="P6"><text:span text:style-name="T81"/></text:p>
      <text:p text:style-name="P6"><text:span text:style-name="T82">In this example, since no exception occurs in the `try` block, the `except` block is not executed. However, the `finally` block is still executed, printing "Finally block executed!" to the console. </text:span></text:p>
      <text:p text:style-name="P6"><text:span text:style-name="T83"/></text:p>
      <text:p text:style-name="P6"><text:span text:style-name="T84">The `finally` block is useful for cleanup actions that need to be performed regardless of whether an exception occurs.</text:span></text:p>
      <text:p text:style-name="P6"><text:span text:style-name="T85">Q-7) What happens when<text:s/></text:span><text:span text:style-name="T86">„</text:span><text:span text:style-name="T87">1</text:span><text:span text:style-name="T88">‟</text:span><text:span text:style-name="T89">== 1 is executed?<text:s text:c="2"/></text:span></text:p>
      <text:p text:style-name="P6"><text:span text:style-name="T90">=&gt;<text:s text:c="2"/></text:span><text:span text:style-name="T91">When the expression `"1" == 1` is executed in Python, it compares the value of a string `"1"` with the integer `1` using the equality operator `==`.</text:span></text:p>
      <text:p text:style-name="P6"><text:span text:style-name="T92"/></text:p>
      <text:p text:style-name="P6"><text:span text:style-name="T93">In Python, when comparing different types of objects using the equality operator `==`, Python first checks if the objects belong to the same type. If they do not belong to the same type, they are considered unequal, and the result of the comparison will be `False`.</text:span></text:p>
      <text:p text:style-name="P6"><text:span text:style-name="T94"/></text:p>
      <text:p text:style-name="P6"><text:span text:style-name="T95">In this case:</text:span></text:p>
      <text:p text:style-name="P6"><text:span text:style-name="T96"/></text:p>
      <text:p text:style-name="P6"><text:span text:style-name="T97">- `"1"` is a string literal, representing the character "1".</text:span></text:p>
      <text:p text:style-name="P6"><text:span text:style-name="T97">- `1` is an integer literal, representing the numeric value 1.</text:span></text:p>
      <text:p text:style-name="P6"><text:span text:style-name="T98"/></text:p>
      <text:p text:style-name="P6"><text:span text:style-name="T99">Since these are different types of objects (a string and an integer), the comparison `"1" == 1` will evaluate to `False`.</text:span></text:p>
      <text:p text:style-name="P6"><text:span text:style-name="T100"/></text:p>
      <text:p text:style-name="P6"><text:span text:style-name="T101">Here's an example illustrating this:</text:span></text:p>
      <text:p text:style-name="P6"><text:span text:style-name="T102"/></text:p>
      <text:p text:style-name="P6"><text:span text:style-name="T103">```python</text:span></text:p>
      <text:p text:style-name="P6"><text:span text:style-name="T103">result = "1" == 1</text:span></text:p>
      <text:p text:style-name="P6"><text:span text:style-name="T103">print(result)<text:s text:c="2"/># Output: False</text:span></text:p>
      <text:p text:style-name="P6"><text:span text:style-name="T103">```</text:span></text:p>
      <text:p text:style-name="P6"><text:span text:style-name="T104"/></text:p>
      <text:p text:style-name="P6"><text:span text:style-name="T105">So, the expression `"1" == 1` will evaluate to `False`.</text:span></text:p>
      <text:p text:style-name="P6"><text:span text:style-name="T106">Q-8) How Do You Handle Exceptions With Try/Except/Finally In Python?</text:span></text:p>
      <text:p text:style-name="P6"><text:span text:style-name="T106">Explain with coding snippets. </text:span></text:p>
      <text:p text:style-name="P6"><text:span text:style-name="T106">=&gt;<text:s/></text:span><text:span text:style-name="T107">In Python, you can handle exceptions using the `try`, `except`, and `finally` blocks. The `try` block contains the code that may raise exceptions, the `except` block handles the exceptions, and the `finally` block contains cleanup code that should always be executed, regardless of whether an exception occurs or not.</text:span></text:p>
      <text:p text:style-name="P6"><text:span text:style-name="T108"/></text:p>
      <text:p text:style-name="P6"><text:span text:style-name="T109">Here's a coding snippet demonstrating how to handle exceptions with `try`, `except`, and `finally` blocks:</text:span></text:p>
      <text:p text:style-name="P6"><text:span text:style-name="T110"/></text:p>
      <text:p text:style-name="P6"><text:span text:style-name="T111">```python</text:span></text:p>
      <text:p text:style-name="P6"><text:span text:style-name="T111">try:</text:span></text:p>
      <text:p text:style-name="P6"><text:span text:style-name="T111"><text:s text:c="4"/># Code that may raise exceptions</text:span></text:p>
      <text:p text:style-name="P6"><text:span text:style-name="T111"><text:s text:c="4"/>x = 10 / 0<text:s text:c="2"/># This will raise a ZeroDivisionError</text:span></text:p>
      <text:p text:style-name="P6"><text:span text:style-name="T111">except ZeroDivisionError:</text:span></text:p>
      <text:p text:style-name="P6"><text:span text:style-name="T111"><text:s text:c="4"/># Handling code for ZeroDivisionError</text:span></text:p>
      <text:p text:style-name="P6"><text:span text:style-name="T111"><text:s text:c="4"/>print("Error: Division by zero!")</text:span></text:p>
      <text:p text:style-name="P6"><text:span text:style-name="T111">finally:</text:span></text:p>
      <text:p text:style-name="P6"><text:span text:style-name="T111"><text:s text:c="4"/># Cleanup code that will always be executed</text:span></text:p>
      <text:p text:style-name="P6"><text:span text:style-name="T111"><text:s text:c="4"/>print("Finally block executed!")</text:span></text:p>
      <text:p text:style-name="P6"><text:span text:style-name="T111">```</text:span></text:p>
      <text:p text:style-name="P6"><text:span text:style-name="T112"/></text:p>
      <text:p text:style-name="P6"><text:span text:style-name="T113">Explanation of the code:</text:span></text:p>
      <text:p text:style-name="P6"><text:span text:style-name="T114"/></text:p>
      <text:p text:style-name="P6"><text:span text:style-name="T115">1. The `try` block contains the code that may raise exceptions. In this example, we're attempting to perform a division operation that may result in a `ZeroDivisionError`.</text:span></text:p>
      <text:p text:style-name="P6"><text:span text:style-name="T115">2. The `except` block specifies the type of exception it can handle. In this case, it handles `ZeroDivisionError`. If this exception occurs inside the `try` block, the control is transferred to this block, and the specified handling code is executed.</text:span></text:p>
      <text:p text:style-name="P6"><text:span text:style-name="T115">3. The `finally` block contains cleanup code that should always be executed, regardless of whether an exception occurs or not. In this example, it prints "Finally block executed!" to indicate that the finally block is being executed.</text:span></text:p>
      <text:p text:style-name="P6"><text:span text:style-name="T115">4. If an exception occurs in the `try` block (e.g., division by zero), the control is transferred to the corresponding `except` block. In this case, it prints "Error: Division by zero!".</text:span></text:p>
      <text:p text:style-name="P6"><text:span text:style-name="T115">5. After executing the `except` block (if applicable), the control then moves to the `finally` block, which executes the cleanup code.</text:span></text:p>
      <text:p text:style-name="P6"><text:span text:style-name="T116"/></text:p>
      <text:p text:style-name="P6"><text:span text:style-name="T117">This mechanism ensures that the cleanup code in the `finally` block is always executed, even if an exception occurs in the `try` block.</text:span></text:p>
      <text:p text:style-name="P6"><text:span text:style-name="T118">Q-9) What are oops concepts? Is multiple inheritance supported in java ?</text:span></text:p>
      <text:p text:style-name="P6"><text:span text:style-name="T118">=&gt;<text:s/></text:span><text:span text:style-name="T119">Object-Oriented Programming (OOP) concepts are principles that facilitate the organization and management of code by focusing on objects as the primary building blocks. These concepts help in creating modular, maintainable, and scalable software systems. Some of the key OOP concepts include:</text:span></text:p>
      <text:p text:style-name="P6"><text:span text:style-name="T120"/></text:p>
      <text:p text:style-name="P6"><text:span text:style-name="T121">1. **Encapsulation**: Encapsulation refers to the bundling of data (attributes) and methods (functions) that operate on the data into a single unit, called a class. It helps in hiding the internal implementation details of a class and exposing only the necessary interfaces.</text:span></text:p>
      <text:p text:style-name="P6"><text:span text:style-name="T122"/></text:p>
      <text:p text:style-name="P6"><text:span text:style-name="T123">2. **Inheritance**: Inheritance is a mechanism that allows a class (subclass or derived class) to inherit properties and behavior from another class (superclass or base class). It promotes code reuse and supports the concept of the "is-a" relationship.</text:span></text:p>
      <text:p text:style-name="P6"><text:span text:style-name="T124"/></text:p>
      <text:p text:style-name="P6"><text:span text:style-name="T125">3. **Polymorphism**: Polymorphism allows objects of different classes to be treated as objects of a common superclass. It enables methods to behave differently based on the object they are invoked on. Polymorphism is achieved through method overriding and method overloading.</text:span></text:p>
      <text:p text:style-name="P6"><text:span text:style-name="T126"/></text:p>
      <text:p text:style-name="P6"><text:span text:style-name="T127">4. **Abstraction**: Abstraction involves the process of simplifying complex systems by modeling classes based on their essential characteristics and ignoring unnecessary details. It focuses on defining the essential features of an object while hiding its implementation complexities.</text:span></text:p>
      <text:p text:style-name="P6"><text:span text:style-name="T128"/></text:p>
      <text:p text:style-name="P6"><text:span text:style-name="T129">5. **Composition**: Composition is a design technique where objects are composed of other objects as part of their state. It allows for building complex objects by combining simpler objects, providing a more flexible alternative to inheritance.</text:span></text:p>
      <text:p text:style-name="P6"><text:span text:style-name="T130"/></text:p>
      <text:p text:style-name="P6"><text:span text:style-name="T131">6. **Association**: Association represents relationships between classes where objects of one class are related to objects of another class. It can be one-to-one, one-to-many, or many-to-many relationships.</text:span></text:p>
      <text:p text:style-name="P6"><text:span text:style-name="T132"/></text:p>
      <text:p text:style-name="P6"><text:span text:style-name="T133">Regarding multiple inheritance in Java:</text:span></text:p>
      <text:p text:style-name="P6"><text:span text:style-name="T134"/></text:p>
      <text:p text:style-name="P6"><text:span text:style-name="T135">No, Java does not support multiple inheritance for classes. In Java, a class can only directly extend one superclass. This was a design decision made by the creators of Java to simplify the language and avoid certain complexities and ambiguities that can arise from multiple inheritance.</text:span></text:p>
      <text:p text:style-name="P6"><text:span text:style-name="T136"/></text:p>
      <text:p text:style-name="P6"><text:span text:style-name="T137">However, Java does support multiple inheritance through interfaces. An interface in Java can extend multiple other interfaces, allowing classes to implement multiple interfaces. This is a form of multiple inheritance, but it only involves method signatures and does not include implementation. By using interfaces, Java achieves the benefits of multiple inheritance without the complications associated with inheriting multiple implementations from multiple classes.</text:span></text:p>
      <text:p text:style-name="P6"><text:span text:style-name="T138">Q-10) How to Define a Class in Python? What Is Self? Give An Example Of A Python Class ?</text:span></text:p>
      <text:p text:style-name="P6"><text:span text:style-name="T138">=&gt;<text:s/></text:span><text:span text:style-name="T139">In Python, you can define a class using the `class` keyword followed by the class name. Within the class definition, you can define attributes (variables) and methods (functions) that operate on those attributes. Here's the general syntax for defining a class in Python:</text:span></text:p>
      <text:p text:style-name="P6"><text:span text:style-name="T140"/></text:p>
      <text:p text:style-name="P6"><text:span text:style-name="T141">```python</text:span></text:p>
      <text:p text:style-name="P6"><text:span text:style-name="T141">class ClassName:</text:span></text:p>
      <text:p text:style-name="P6"><text:span text:style-name="T141"><text:s text:c="4"/># Class attributes</text:span></text:p>
      <text:p text:style-name="P6"><text:span text:style-name="T141"><text:s text:c="4"/>class_variable = value</text:span></text:p>
      <text:p text:style-name="P6"><text:span text:style-name="T141"><text:s text:c="4"/></text:span></text:p>
      <text:p text:style-name="P6"><text:span text:style-name="T141"><text:s text:c="4"/># Constructor method</text:span></text:p>
      <text:p text:style-name="P6"><text:span text:style-name="T141"><text:s text:c="4"/>def __init__(self, parameters):</text:span></text:p>
      <text:p text:style-name="P6"><text:span text:style-name="T141"><text:s text:c="8"/>self.instance_variable = parameters</text:span></text:p>
      <text:p text:style-name="P6"><text:span text:style-name="T141"><text:s text:c="4"/></text:span></text:p>
      <text:p text:style-name="P6"><text:span text:style-name="T141"><text:s text:c="4"/># Instance method</text:span></text:p>
      <text:p text:style-name="P6"><text:span text:style-name="T141"><text:s text:c="4"/>def method_name(self, parameters):</text:span></text:p>
      <text:p text:style-name="P6"><text:span text:style-name="T141"><text:s text:c="8"/># Method body</text:span></text:p>
      <text:p text:style-name="P6"><text:span text:style-name="T141">```</text:span></text:p>
      <text:p text:style-name="P6"><text:span text:style-name="T142"/></text:p>
      <text:p text:style-name="P6"><text:span text:style-name="T143">Explanation of components:</text:span></text:p>
      <text:p text:style-name="P6"><text:span text:style-name="T143">- `class ClassName`: This line defines the beginning of the class definition, where `ClassName` is the name of the class.</text:span></text:p>
      <text:p text:style-name="P6"><text:span text:style-name="T143">- `class_variable`: These are variables that belong to the class itself, also known as class attributes.</text:span></text:p>
      <text:p text:style-name="P6"><text:span text:style-name="T143">- `__init__(self, parameters)`: This is the constructor method, which is called automatically when an object of the class is created. It initializes the object's attributes. `self` is a reference to the current instance of the class, and `parameters` are the arguments passed to the constructor.</text:span></text:p>
      <text:p text:style-name="P6"><text:span text:style-name="T143">- `instance_variable`: These are variables that belong to individual instances of the class, also known as instance attributes. They are initialized within the constructor method using `self`.</text:span></text:p>
      <text:p text:style-name="P6"><text:span text:style-name="T143">- `method_name(self, parameters)`: These are functions defined within the class that operate on the class's data. The first parameter `self` is a reference to the current instance of the class, and `parameters` are the arguments passed to the method.</text:span></text:p>
      <text:p text:style-name="P6"><text:span text:style-name="T144"/></text:p>
      <text:p text:style-name="P6"><text:span text:style-name="T145">Now, let's see an example of a simple Python class:</text:span></text:p>
      <text:p text:style-name="P6"><text:span text:style-name="T146"/></text:p>
      <text:p text:style-name="P6"><text:span text:style-name="T147">```python</text:span></text:p>
      <text:p text:style-name="P6"><text:span text:style-name="T147">class Person:</text:span></text:p>
      <text:p text:style-name="P6"><text:span text:style-name="T147"><text:s text:c="4"/># Class attribute</text:span></text:p>
      <text:p text:style-name="P6"><text:span text:style-name="T147"><text:s text:c="4"/>species = "Human"</text:span></text:p>
      <text:p text:style-name="P6"><text:span text:style-name="T147"><text:s text:c="4"/></text:span></text:p>
      <text:p text:style-name="P6"><text:span text:style-name="T147"><text:s text:c="4"/># Constructor method</text:span></text:p>
      <text:p text:style-name="P6"><text:span text:style-name="T147"><text:s text:c="4"/>def __init__(self, name, age):</text:span></text:p>
      <text:p text:style-name="P6"><text:span text:style-name="T147"><text:s text:c="8"/>self.name = name<text:s text:c="2"/># Instance attribute</text:span></text:p>
      <text:p text:style-name="P6"><text:span text:style-name="T147"><text:s text:c="8"/>self.age = age<text:s text:c="4"/># Instance attribute</text:span></text:p>
      <text:p text:style-name="P6"><text:span text:style-name="T147"><text:s text:c="4"/></text:span></text:p>
      <text:p text:style-name="P6"><text:span text:style-name="T147"><text:s text:c="4"/># Instance method</text:span></text:p>
      <text:p text:style-name="P6"><text:span text:style-name="T147"><text:s text:c="4"/>def introduce(self):</text:span></text:p>
      <text:p text:style-name="P6"><text:span text:style-name="T147"><text:s text:c="8"/>return f"Hello, my name is {self.name} and I am {self.age} years old."</text:span></text:p>
      <text:p text:style-name="P6"><text:span text:style-name="T147">```</text:span></text:p>
      <text:p text:style-name="P6"><text:span text:style-name="T148"/></text:p>
      <text:p text:style-name="P6"><text:span text:style-name="T149">In this example:</text:span></text:p>
      <text:p text:style-name="P6"><text:span text:style-name="T149">- We define a `Person` class with a class attribute `species`.</text:span></text:p>
      <text:p text:style-name="P6"><text:span text:style-name="T149">- The constructor method `__init__` initializes the `name` and `age` instance attributes.</text:span></text:p>
      <text:p text:style-name="P6"><text:span text:style-name="T149">- The `introduce` method returns a string introducing the person with their name and age.</text:span></text:p>
      <text:p text:style-name="P6"><text:span text:style-name="T149">- Instances of the `Person` class can be created with specific names and ages, and the `introduce` method can be called on those instances to get their introductions.</text:span></text:p>
      <text:p text:style-name="P6"><text:span text:style-name="T150">Q-11) Explain Inheritance in Python with an example? What is init? Or What is A Constructor In Python? </text:span></text:p>
      <text:p text:style-name="P6"><text:span text:style-name="T150">=&gt;<text:s/></text:span><text:span text:style-name="T151">Inheritance in Python allows a class (subclass or derived class) to inherit properties and behavior from another class (superclass or base class). This promotes code reuse and supports the concept of the "is-a" relationship. The subclass inherits attributes and methods from its superclass, and it can also add new attributes and methods or override existing ones.</text:span></text:p>
      <text:p text:style-name="P6"><text:span text:style-name="T152"/></text:p>
      <text:p text:style-name="P6"><text:span text:style-name="T153">Here's an example of inheritance in Python:</text:span></text:p>
      <text:p text:style-name="P6"><text:span text:style-name="T154"/></text:p>
      <text:p text:style-name="P6"><text:span text:style-name="T155">```python</text:span></text:p>
      <text:p text:style-name="P6"><text:span text:style-name="T155">class Animal:</text:span></text:p>
      <text:p text:style-name="P6"><text:span text:style-name="T155"><text:s text:c="4"/>def __init__(self, species):</text:span></text:p>
      <text:p text:style-name="P6"><text:span text:style-name="T155"><text:s text:c="8"/>self.species = species</text:span></text:p>
      <text:p text:style-name="P6"><text:span text:style-name="T155"><text:s text:c="4"/></text:span></text:p>
      <text:p text:style-name="P6"><text:span text:style-name="T155"><text:s text:c="4"/>def make_sound(self):</text:span></text:p>
      <text:p text:style-name="P6"><text:span text:style-name="T155"><text:s text:c="8"/>pass<text:s text:c="2"/># Placeholder method</text:span></text:p>
      <text:p text:style-name="P6"><text:span text:style-name="T156"/></text:p>
      <text:p text:style-name="P6"><text:span text:style-name="T157">class Dog(Animal):<text:s text:c="2"/># Dog inherits from Animal</text:span></text:p>
      <text:p text:style-name="P6"><text:span text:style-name="T157"><text:s text:c="4"/>def __init__(self, name):</text:span></text:p>
      <text:p text:style-name="P6"><text:span text:style-name="T157"><text:s text:c="8"/>super().__init__("Canine")</text:span></text:p>
      <text:p text:style-name="P6"><text:span text:style-name="T157"><text:s text:c="8"/>self.name = name</text:span></text:p>
      <text:p text:style-name="P6"><text:span text:style-name="T157"><text:s text:c="4"/></text:span></text:p>
      <text:p text:style-name="P6"><text:span text:style-name="T157"><text:s text:c="4"/>def make_sound(self):</text:span></text:p>
      <text:p text:style-name="P6"><text:span text:style-name="T157"><text:s text:c="8"/>return "Woof!"</text:span></text:p>
      <text:p text:style-name="P6"><text:span text:style-name="T158"/></text:p>
      <text:p text:style-name="P6"><text:span text:style-name="T159">class Cat(Animal):<text:s text:c="2"/># Cat inherits from Animal</text:span></text:p>
      <text:p text:style-name="P6"><text:span text:style-name="T159"><text:s text:c="4"/>def __init__(self, name):</text:span></text:p>
      <text:p text:style-name="P6"><text:span text:style-name="T159"><text:s text:c="8"/>super().__init__("Feline")</text:span></text:p>
      <text:p text:style-name="P6"><text:span text:style-name="T159"><text:s text:c="8"/>self.name = name</text:span></text:p>
      <text:p text:style-name="P6"><text:span text:style-name="T159"><text:s text:c="4"/></text:span></text:p>
      <text:p text:style-name="P6"><text:span text:style-name="T159"><text:s text:c="4"/>def make_sound(self):</text:span></text:p>
      <text:p text:style-name="P6"><text:span text:style-name="T159"><text:s text:c="8"/>return "Meow!"</text:span></text:p>
      <text:p text:style-name="P6"><text:span text:style-name="T160"/></text:p>
      <text:p text:style-name="P6"><text:span text:style-name="T161"># Example usage:</text:span></text:p>
      <text:p text:style-name="P6"><text:span text:style-name="T161">dog = Dog("Buddy")</text:span></text:p>
      <text:p text:style-name="P6"><text:span text:style-name="T161">print(dog.species)<text:s text:c="2"/># Output: Canine</text:span></text:p>
      <text:p text:style-name="P6"><text:span text:style-name="T161">print(dog.name)<text:s text:c="5"/># Output: Buddy</text:span></text:p>
      <text:p text:style-name="P6"><text:span text:style-name="T161">print(dog.make_sound())<text:s text:c="2"/># Output: Woof!</text:span></text:p>
      <text:p text:style-name="P6"><text:span text:style-name="T162"/></text:p>
      <text:p text:style-name="P6"><text:span text:style-name="T163">cat = Cat("Whiskers")</text:span></text:p>
      <text:p text:style-name="P6"><text:span text:style-name="T163">print(cat.species)<text:s text:c="2"/># Output: Feline</text:span></text:p>
      <text:p text:style-name="P6"><text:span text:style-name="T163">print(cat.name)<text:s text:c="5"/># Output: Whiskers</text:span></text:p>
      <text:p text:style-name="P6"><text:span text:style-name="T163">print(cat.make_sound())<text:s text:c="2"/># Output: Meow!</text:span></text:p>
      <text:p text:style-name="P6"><text:span text:style-name="T163">```</text:span></text:p>
      <text:p text:style-name="P6"><text:span text:style-name="T164"/></text:p>
      <text:p text:style-name="P6"><text:span text:style-name="T165">In this example:</text:span></text:p>
      <text:p text:style-name="P6"><text:span text:style-name="T165">- We define a superclass `Animal` with an `__init__` constructor method that initializes the `species` attribute and a `make_sound` method (abstract method with a pass statement).</text:span></text:p>
      <text:p text:style-name="P6"><text:span text:style-name="T165">- We define two subclasses `Dog` and `Cat` that inherit from `Animal`. Each subclass has its own `__init__` method that calls the superclass's `__init__` method using `super()` to initialize the `species` attribute and adds a new `name` attribute.</text:span></text:p>
      <text:p text:style-name="P6"><text:span text:style-name="T165">- Each subclass also overrides the `make_sound` method to provide its own implementation of making a sound.</text:span></text:p>
      <text:p text:style-name="P6"><text:span text:style-name="T165">- Example usage demonstrates creating instances of `Dog` and `Cat` classes, accessing their attributes, and calling their methods.</text:span></text:p>
      <text:p text:style-name="P6"><text:span text:style-name="T166"/></text:p>
      <text:p text:style-name="P6"><text:span text:style-name="T167">Now, regarding your second question, `__init__` is a special method in Python used as a constructor for initializing newly created objects. When a class is instantiated, the `__init__` method is automatically called to initialize the object's attributes. It is called with the newly created object as the first argument (`self`) along with any additional arguments passed during instantiation.</text:span></text:p>
      <text:p text:style-name="P6"><text:span text:style-name="T168"/></text:p>
      <text:p text:style-name="P6"><text:span text:style-name="T169">In the example above, both the `Dog` and `Cat` classes have their own `__init__` methods that initialize the `name` attribute along with calling the `__init__` method of the superclass (`Animal`) to initialize the `species` attribute.</text:span></text:p>
      <text:p text:style-name="P6"><text:span text:style-name="T170">Q-12) What is Instantiation in terms of OOP terminology? </text:span></text:p>
      <text:p text:style-name="P6"><text:span text:style-name="T170">=&gt;<text:s/></text:span><text:span text:style-name="T171">In object-oriented programming (OOP) terminology, instantiation refers to the process of creating an instance (object) of a class. When you instantiate a class, you create a specific instance of that class, which has its own unique set of attributes and methods.</text:span></text:p>
      <text:p text:style-name="P6"><text:span text:style-name="T172"/></text:p>
      <text:p text:style-name="P6"><text:span text:style-name="T173">Here's a breakdown of the process of instantiation:</text:span></text:p>
      <text:p text:style-name="P6"><text:span text:style-name="T174"/></text:p>
      <text:p text:style-name="P6"><text:span text:style-name="T175">1. **Class Definition**: First, you define a class by specifying its attributes (data members) and methods (functions).</text:span></text:p>
      <text:p text:style-name="P6"><text:span text:style-name="T176"/></text:p>
      <text:p text:style-name="P6"><text:span text:style-name="T177">2. **Instantiation**: Next, you create an instance of the class, also known as an object. This is done by calling the class name followed by parentheses, optionally passing any required arguments to the class constructor.</text:span></text:p>
      <text:p text:style-name="P6"><text:span text:style-name="T178"/></text:p>
      <text:p text:style-name="P6"><text:span text:style-name="T179">3. **Constructor**: When an instance is created, the constructor method (`__init__` in Python) of the class is automatically called to initialize the object's attributes. The constructor method typically takes arguments that are used to initialize the object's state.</text:span></text:p>
      <text:p text:style-name="P6"><text:span text:style-name="T180"/></text:p>
      <text:p text:style-name="P6"><text:span text:style-name="T181">4. **Object Initialization**: Inside the constructor method, you initialize the object's attributes using the passed arguments or default values.</text:span></text:p>
      <text:p text:style-name="P6"><text:span text:style-name="T182"/></text:p>
      <text:p text:style-name="P6"><text:span text:style-name="T183">5. **Instance Methods**: After instantiation, you can access the object's attributes and call its methods to perform various operations.</text:span></text:p>
      <text:p text:style-name="P6"><text:span text:style-name="T184"/></text:p>
      <text:p text:style-name="P6"><text:span text:style-name="T185">Here's an example of instantiation in Python:</text:span></text:p>
      <text:p text:style-name="P6"><text:span text:style-name="T186"/></text:p>
      <text:p text:style-name="P6"><text:span text:style-name="T187">```python</text:span></text:p>
      <text:p text:style-name="P6"><text:span text:style-name="T187">class Car:</text:span></text:p>
      <text:p text:style-name="P6"><text:span text:style-name="T187"><text:s text:c="4"/>def __init__(self, make, model):</text:span></text:p>
      <text:p text:style-name="P6"><text:span text:style-name="T187"><text:s text:c="8"/>self.make = make</text:span></text:p>
      <text:p text:style-name="P6"><text:span text:style-name="T187"><text:s text:c="8"/>self.model = model</text:span></text:p>
      <text:p text:style-name="P6"><text:span text:style-name="T188"/></text:p>
      <text:p text:style-name="P6"><text:span text:style-name="T189"><text:s text:c="4"/>def drive(self):</text:span></text:p>
      <text:p text:style-name="P6"><text:span text:style-name="T189"><text:s text:c="8"/>print(f"{self.make} {self.model} is driving.")</text:span></text:p>
      <text:p text:style-name="P6"><text:span text:style-name="T190"/></text:p>
      <text:p text:style-name="P6"><text:span text:style-name="T191"># Instantiation</text:span></text:p>
      <text:p text:style-name="P6"><text:span text:style-name="T191">car1 = Car("Toyota", "Camry")</text:span></text:p>
      <text:p text:style-name="P6"><text:span text:style-name="T191">car2 = Car("Honda", "Accord")</text:span></text:p>
      <text:p text:style-name="P6"><text:span text:style-name="T192"/></text:p>
      <text:p text:style-name="P6"><text:span text:style-name="T193"># Accessing attributes and calling methods</text:span></text:p>
      <text:p text:style-name="P6"><text:span text:style-name="T193">print(car1.make, car1.model)<text:s text:c="2"/># Output: Toyota Camry</text:span></text:p>
      <text:p text:style-name="P6"><text:span text:style-name="T193">print(car2.make, car2.model)<text:s text:c="2"/># Output: Honda Accord</text:span></text:p>
      <text:p text:style-name="P6"><text:span text:style-name="T193">car1.drive()<text:s text:c="2"/># Output: Toyota Camry is driving.</text:span></text:p>
      <text:p text:style-name="P6"><text:span text:style-name="T193">car2.drive()<text:s text:c="2"/># Output: Honda Accord is driving.</text:span></text:p>
      <text:p text:style-name="P6"><text:span text:style-name="T193">```</text:span></text:p>
      <text:p text:style-name="P6"><text:span text:style-name="T194"/></text:p>
      <text:p text:style-name="P6"><text:span text:style-name="T195">In this example:</text:span></text:p>
      <text:p text:style-name="P6"><text:span text:style-name="T195">- We define a `Car` class with attributes `make` and `model`, and a method `drive`.</text:span></text:p>
      <text:p text:style-name="P6"><text:span text:style-name="T195">- We instantiate two instances of the `Car` class (`car1` and `car2`) by calling the class name with arguments.</text:span></text:p>
      <text:p text:style-name="P6"><text:span text:style-name="T195">- The constructor method `__init__` is automatically called for each instance to initialize the object's attributes.</text:span></text:p>
      <text:p text:style-name="P6"><text:span text:style-name="T195">- We access the attributes (`make` and `model`) and call the method `drive` on each instance.</text:span></text:p>
      <text:p text:style-name="P6"><text:span text:style-name="T196">Q-13) What is used to check whether an object o is an instance of class A? </text:span></text:p>
      <text:p text:style-name="P6"><text:span text:style-name="T196">=&gt;<text:s/></text:span><text:span text:style-name="T197">In Python, you can use the `isinstance()` function to check whether an object `o` is an instance of a particular class `A`. The `isinstance()` function returns `True` if the object is an instance of the specified class or any of its subclasses, and `False` otherwise.</text:span></text:p>
      <text:p text:style-name="P6"><text:span text:style-name="T198"/></text:p>
      <text:p text:style-name="P6"><text:span text:style-name="T199">Here's the syntax of the `isinstance()` function:</text:span></text:p>
      <text:p text:style-name="P6"><text:span text:style-name="T200"/></text:p>
      <text:p text:style-name="P6"><text:span text:style-name="T201">```python</text:span></text:p>
      <text:p text:style-name="P6"><text:span text:style-name="T201">isinstance(object, class)</text:span></text:p>
      <text:p text:style-name="P6"><text:span text:style-name="T201">```</text:span></text:p>
      <text:p text:style-name="P6"><text:span text:style-name="T202"/></text:p>
      <text:p text:style-name="P6"><text:span text:style-name="T203">- `object`: The object to be checked.</text:span></text:p>
      <text:p text:style-name="P6"><text:span text:style-name="T203">- `class`: The class or tuple of classes to check against.</text:span></text:p>
      <text:p text:style-name="P6"><text:span text:style-name="T204"/></text:p>
      <text:p text:style-name="P6"><text:span text:style-name="T205">Here's an example of how to use the `isinstance()` function to check if an object is an instance of a class:</text:span></text:p>
      <text:p text:style-name="P6"><text:span text:style-name="T206"/></text:p>
      <text:p text:style-name="P6"><text:span text:style-name="T207">```python</text:span></text:p>
      <text:p text:style-name="P6"><text:span text:style-name="T207">class A:</text:span></text:p>
      <text:p text:style-name="P6"><text:span text:style-name="T207"><text:s text:c="4"/>pass</text:span></text:p>
      <text:p text:style-name="P6"><text:span text:style-name="T208"/></text:p>
      <text:p text:style-name="P6"><text:span text:style-name="T209">class B(A):</text:span></text:p>
      <text:p text:style-name="P6"><text:span text:style-name="T209"><text:s text:c="4"/>pass</text:span></text:p>
      <text:p text:style-name="P6"><text:span text:style-name="T210"/></text:p>
      <text:p text:style-name="P6"><text:span text:style-name="T211">obj1 = A()</text:span></text:p>
      <text:p text:style-name="P6"><text:span text:style-name="T211">obj2 = B()</text:span></text:p>
      <text:p text:style-name="P6"><text:span text:style-name="T212"/></text:p>
      <text:p text:style-name="P6"><text:span text:style-name="T213"># Check if obj1 is an instance of class A</text:span></text:p>
      <text:p text:style-name="P6"><text:span text:style-name="T213">print(isinstance(obj1, A))<text:s text:c="2"/># Output: True</text:span></text:p>
      <text:p text:style-name="P6"><text:span text:style-name="T214"/></text:p>
      <text:p text:style-name="P6"><text:span text:style-name="T215"># Check if obj2 is an instance of class A</text:span></text:p>
      <text:p text:style-name="P6"><text:span text:style-name="T215">print(isinstance(obj2, A))<text:s text:c="2"/># Output: True</text:span></text:p>
      <text:p text:style-name="P6"><text:span text:style-name="T216"/></text:p>
      <text:p text:style-name="P6"><text:span text:style-name="T217"># Check if obj1 is an instance of class B</text:span></text:p>
      <text:p text:style-name="P6"><text:span text:style-name="T217">print(isinstance(obj1, B))<text:s text:c="2"/># Output: False</text:span></text:p>
      <text:p text:style-name="P6"><text:span text:style-name="T218"/></text:p>
      <text:p text:style-name="P6"><text:span text:style-name="T219"># Check if obj2 is an instance of class B</text:span></text:p>
      <text:p text:style-name="P6"><text:span text:style-name="T219">print(isinstance(obj2, B))<text:s text:c="2"/># Output: True</text:span></text:p>
      <text:p text:style-name="P6"><text:span text:style-name="T219">```</text:span></text:p>
      <text:p text:style-name="P6"><text:span text:style-name="T220"/></text:p>
      <text:p text:style-name="P6"><text:span text:style-name="T221">In this example:</text:span></text:p>
      <text:p text:style-name="P6"><text:span text:style-name="T221">- We define two classes `A` and `B`, where `B` is a subclass of `A`.</text:span></text:p>
      <text:p text:style-name="P6"><text:span text:style-name="T221">- We create instances `obj1` and `obj2` of classes `A` and `B`, respectively.</text:span></text:p>
      <text:p text:style-name="P6"><text:span text:style-name="T221">- We use the `isinstance()` function to check whether each object is an instance of class `A` or `B`.</text:span></text:p>
      <text:p text:style-name="P6"><text:span text:style-name="T222">Q-14) What relationship is appropriate for Course and Faculty? </text:span></text:p>
      <text:p text:style-name="P6"><text:span text:style-name="T222">=&gt;<text:s/></text:span><text:span text:style-name="T223">The relationship between a `Course` and `Faculty` can vary depending on the requirements of the system being modeled. Here are some possible relationships that could be appropriate:</text:span></text:p>
      <text:p text:style-name="P6"><text:span text:style-name="T224"/></text:p>
      <text:p text:style-name="P6"><text:span text:style-name="T225">1. **One-to-Many (1:N)**:</text:span></text:p>
      <text:p text:style-name="P6"><text:span text:style-name="T225"><text:s text:c="3"/>- In this relationship, one faculty member can teach multiple courses, but each course is taught by only one faculty member.</text:span></text:p>
      <text:p text:style-name="P6"><text:span text:style-name="T225"><text:s text:c="3"/>- Example: Each course has a single faculty member assigned as the instructor.</text:span></text:p>
      <text:p text:style-name="P6"><text:span text:style-name="T226"/></text:p>
      <text:p text:style-name="P6"><text:span text:style-name="T227">2. **Many-to-Many (M:N)**:</text:span></text:p>
      <text:p text:style-name="P6"><text:span text:style-name="T227"><text:s text:c="3"/>- In this relationship, each course can have multiple faculty members teaching it, and each faculty member can teach multiple courses.</text:span></text:p>
      <text:p text:style-name="P6"><text:span text:style-name="T227"><text:s text:c="3"/>- Example: Multiple faculty members collaborate to teach a course, and a faculty member can teach multiple courses across different subjects.</text:span></text:p>
      <text:p text:style-name="P6"><text:span text:style-name="T228"/></text:p>
      <text:p text:style-name="P6"><text:span text:style-name="T229">3. **One-to-One (1:1)** (less common):</text:span></text:p>
      <text:p text:style-name="P6"><text:span text:style-name="T229"><text:s text:c="3"/>- In this relationship, each course is taught by only one faculty member, and each faculty member teaches only one course.</text:span></text:p>
      <text:p text:style-name="P6"><text:span text:style-name="T229"><text:s text:c="3"/>- Example: Each specialized course is assigned to a single faculty member who is an expert in that particular subject area.</text:span></text:p>
      <text:p text:style-name="P6"><text:span text:style-name="T230"/></text:p>
      <text:p text:style-name="P6"><text:span text:style-name="T231">4. **Composite Relationship**:</text:span></text:p>
      <text:p text:style-name="P6"><text:span text:style-name="T231"><text:s text:c="3"/>- In this relationship, a `Course` object contains a reference to one or more `Faculty` objects, and vice versa.</text:span></text:p>
      <text:p text:style-name="P6"><text:span text:style-name="T231"><text:s text:c="3"/>- Example: Each course has a list of faculty members who are involved in teaching it, and each faculty member is associated with the courses they teach.</text:span></text:p>
      <text:p text:style-name="P6"><text:span text:style-name="T232"/></text:p>
      <text:p text:style-name="P6"><text:span text:style-name="T233">The appropriate relationship depends on the specific requirements and constraints of the system being modeled. Consider factors such as the nature of the courses, the faculty's expertise, the organization's policies, and the flexibility required in the system.</text:span></text:p>
      <text:p text:style-name="P6"><text:span text:style-name="T234">Q-15) What relationship is appropriate for Student and Person? </text:span></text:p>
      <text:p text:style-name="P6"><text:span text:style-name="T234">=&gt;<text:s/></text:span><text:span text:style-name="T235">The relationship between `Student` and `Person` can vary based on the system's requirements and the level of abstraction needed in the model. Here are some possible relationships that could be appropriate:</text:span></text:p>
      <text:p text:style-name="P6"><text:span text:style-name="T236"/></text:p>
      <text:p text:style-name="P6"><text:span text:style-name="T237">1. **Inheritance (Is-a Relationship)**:</text:span></text:p>
      <text:p text:style-name="P6"><text:span text:style-name="T237"><text:s text:c="3"/>- In this relationship, `Student` is a specialized type of `Person`, implying that every student is also a person.</text:span></text:p>
      <text:p text:style-name="P6"><text:span text:style-name="T237"><text:s text:c="3"/>- Example: `Student` inherits from `Person`, inheriting attributes and methods such as name, age, etc., from the `Person` class.</text:span></text:p>
      <text:p text:style-name="P6"><text:span text:style-name="T238"/></text:p>
      <text:p text:style-name="P6"><text:span text:style-name="T239">```python</text:span></text:p>
      <text:p text:style-name="P6"><text:span text:style-name="T239">class Person:</text:span></text:p>
      <text:p text:style-name="P6"><text:span text:style-name="T239"><text:s text:c="4"/>def __init__(self, name, age):</text:span></text:p>
      <text:p text:style-name="P6"><text:span text:style-name="T239"><text:s text:c="8"/>self.name = name</text:span></text:p>
      <text:p text:style-name="P6"><text:span text:style-name="T239"><text:s text:c="8"/>self.age = age</text:span></text:p>
      <text:p text:style-name="P6"><text:span text:style-name="T240"/></text:p>
      <text:p text:style-name="P6"><text:span text:style-name="T241">class Student(Person):</text:span></text:p>
      <text:p text:style-name="P6"><text:span text:style-name="T241"><text:s text:c="4"/>def __init__(self, name, age, student_id):</text:span></text:p>
      <text:p text:style-name="P6"><text:span text:style-name="T241"><text:s text:c="8"/>super().__init__(name, age)</text:span></text:p>
      <text:p text:style-name="P6"><text:span text:style-name="T241"><text:s text:c="8"/>self.student_id = student_id</text:span></text:p>
      <text:p text:style-name="P6"><text:span text:style-name="T242"/></text:p>
      <text:p text:style-name="P6"><text:span text:style-name="T243"># Example usage:</text:span></text:p>
      <text:p text:style-name="P6"><text:span text:style-name="T243">person = Person("John", 25)</text:span></text:p>
      <text:p text:style-name="P6"><text:span text:style-name="T243">student = Student("Alice", 20, "S123")</text:span></text:p>
      <text:p text:style-name="P6"><text:span text:style-name="T243">```</text:span></text:p>
      <text:p text:style-name="P6"><text:span text:style-name="T244"/></text:p>
      <text:p text:style-name="P6"><text:span text:style-name="T245">2. **Association (Has-a Relationship)**:</text:span></text:p>
      <text:p text:style-name="P6"><text:span text:style-name="T245"><text:s text:c="3"/>- In this relationship, `Student` has a reference to a `Person`, indicating that a student is associated with a person but may not inherit from it.</text:span></text:p>
      <text:p text:style-name="P6"><text:span text:style-name="T245"><text:s text:c="3"/>- Example: Each `Student` object contains a `Person` object representing the student's personal information.</text:span></text:p>
      <text:p text:style-name="P6"><text:span text:style-name="T246"/></text:p>
      <text:p text:style-name="P6"><text:span text:style-name="T247">```python</text:span></text:p>
      <text:p text:style-name="P6"><text:span text:style-name="T247">class Person:</text:span></text:p>
      <text:p text:style-name="P6"><text:span text:style-name="T247"><text:s text:c="4"/>def __init__(self, name, age):</text:span></text:p>
      <text:p text:style-name="P6"><text:span text:style-name="T247"><text:s text:c="8"/>self.name = name</text:span></text:p>
      <text:p text:style-name="P6"><text:span text:style-name="T247"><text:s text:c="8"/>self.age = age</text:span></text:p>
      <text:p text:style-name="P6"><text:span text:style-name="T248"/></text:p>
      <text:p text:style-name="P6"><text:span text:style-name="T249">class Student:</text:span></text:p>
      <text:p text:style-name="P6"><text:span text:style-name="T249"><text:s text:c="4"/>def __init__(self, person, student_id):</text:span></text:p>
      <text:p text:style-name="P6"><text:span text:style-name="T249"><text:s text:c="8"/>self.person = person</text:span></text:p>
      <text:p text:style-name="P6"><text:span text:style-name="T249"><text:s text:c="8"/>self.student_id = student_id</text:span></text:p>
      <text:p text:style-name="P6"><text:span text:style-name="T250"/></text:p>
      <text:p text:style-name="P6"><text:span text:style-name="T251"># Example usage:</text:span></text:p>
      <text:p text:style-name="P6"><text:span text:style-name="T251">person = Person("John", 25)</text:span></text:p>
      <text:p text:style-name="P6"><text:span text:style-name="T251">student = Student(person, "S123")</text:span></text:p>
      <text:p text:style-name="P6"><text:span text:style-name="T251">```</text:span></text:p>
      <text:p text:style-name="P6"><text:span text:style-name="T252"/></text:p>
      <text:p text:style-name="P6"><text:span text:style-name="T253">The appropriate relationship depends on the level of abstraction needed and the specific requirements of the system. If every student is considered to be a person and should inherit common attributes and methods from the person class, then inheritance might be appropriate. On the other hand, if students are associated with persons but have additional attributes or behaviors beyond what a person has, then an association might be more suitab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